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7600000029ABF5F7A91F7A9EF9.png" manifest:media-type="image/png"/>
  <manifest:file-entry manifest:full-path="Pictures/100002010000023500000235A81BB0B5E6501E1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7.5in" fo:margin-left="0in" fo:margin-top="0in" fo:margin-bottom="0in" fo:break-before="auto" fo:break-after="auto" table:align="left"/>
    </style:style>
    <style:style style:name="Table3.A" style:family="table-column">
      <style:table-column-properties style:column-width="7.5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7.5in" fo:margin-left="0in" fo:margin-top="0in" fo:margin-bottom="0in" fo:break-before="auto" fo:break-after="auto" table:align="left"/>
    </style:style>
    <style:style style:name="Table4.A" style:family="table-column">
      <style:table-column-properties style:column-width="7.5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7.5in" fo:margin-left="0in" fo:margin-top="0in" fo:margin-bottom="0in" fo:break-before="auto" fo:break-after="auto" table:align="left"/>
    </style:style>
    <style:style style:name="Table5.A" style:family="table-column">
      <style:table-column-properties style:column-width="7.5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7.5in" fo:margin-left="0in" fo:margin-top="0in" fo:margin-bottom="0in" fo:break-before="auto" fo:break-after="auto" table:align="left"/>
    </style:style>
    <style:style style:name="Table6.A" style:family="table-column">
      <style:table-column-properties style:column-width="7.5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7.5in" fo:margin-left="0in" fo:margin-top="0in" fo:margin-bottom="0in" fo:break-before="auto" fo:break-after="auto" table:align="left"/>
    </style:style>
    <style:style style:name="Table7.A" style:family="table-column">
      <style:table-column-properties style:column-width="7.5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7.5in" fo:margin-left="0in" fo:margin-top="0in" fo:margin-bottom="0in" fo:break-before="auto" fo:break-after="auto" table:align="left"/>
    </style:style>
    <style:style style:name="Table8.A" style:family="table-column">
      <style:table-column-properties style:column-width="7.5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9" style:family="table">
      <style:table-properties style:width="7.5in" fo:margin-left="0in" fo:margin-top="0in" fo:margin-bottom="0in" fo:break-before="auto" fo:break-after="auto" table:align="left"/>
    </style:style>
    <style:style style:name="Table9.A" style:family="table-column">
      <style:table-column-properties style:column-width="7.5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7.5in" fo:margin-left="0in" fo:margin-top="0in" fo:margin-bottom="0in" fo:break-before="auto" fo:break-after="auto" table:align="left"/>
    </style:style>
    <style:style style:name="Table10.A" style:family="table-column">
      <style:table-column-properties style:column-width="7.5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7.5in" fo:margin-left="0in" fo:margin-top="0in" fo:margin-bottom="0in" fo:break-before="auto" fo:break-after="auto" table:align="left"/>
    </style:style>
    <style:style style:name="Table11.A" style:family="table-column">
      <style:table-column-properties style:column-width="7.5in"/>
    </style:style>
    <style:style style:name="Table11.1" style:family="table-row">
      <style:table-row-properties style:min-row-height="0.3646in" fo:keep-together="auto"/>
    </style:style>
    <style:style style:name="Table1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2" style:family="table">
      <style:table-properties style:width="7.5in" fo:margin-left="0in" fo:margin-top="0in" fo:margin-bottom="0in" fo:break-before="auto" fo:break-after="auto" table:align="left"/>
    </style:style>
    <style:style style:name="Table12.A" style:family="table-column">
      <style:table-column-properties style:column-width="7.5in"/>
    </style:style>
    <style:style style:name="Table12.1" style:family="table-row">
      <style:table-row-properties style:min-row-height="0.3646in"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7.5in" fo:margin-left="0in" fo:margin-top="0in" fo:margin-bottom="0in" fo:break-before="auto" fo:break-after="auto" table:align="left"/>
    </style:style>
    <style:style style:name="Table13.A" style:family="table-column">
      <style:table-column-properties style:column-width="7.5in"/>
    </style:style>
    <style:style style:name="Table13.1" style:family="table-row">
      <style:table-row-properties style:min-row-height="0.3646in"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7.5in" fo:margin-left="0in" fo:margin-top="0in" fo:margin-bottom="0in" fo:break-before="auto" fo:break-after="auto" table:align="left"/>
    </style:style>
    <style:style style:name="Table14.A" style:family="table-column">
      <style:table-column-properties style:column-width="7.5in"/>
    </style:style>
    <style:style style:name="Table14.1" style:family="table-row">
      <style:table-row-properties style:min-row-height="0.3646in" fo:keep-together="auto"/>
    </style:style>
    <style:style style:name="Table1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5" style:family="table">
      <style:table-properties style:width="7.4896in" fo:margin-left="0.0104in" fo:margin-top="0in" fo:margin-bottom="0in" fo:break-before="auto" fo:break-after="auto" table:align="left"/>
    </style:style>
    <style:style style:name="Table15.A" style:family="table-column">
      <style:table-column-properties style:column-width="7.4896in"/>
    </style:style>
    <style:style style:name="Table15.1" style:family="table-row">
      <style:table-row-properties style:min-row-height="0.3646in"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7.5in" fo:margin-left="0in" fo:margin-top="0in" fo:margin-bottom="0in" fo:break-before="auto" fo:break-after="auto" table:align="left"/>
    </style:style>
    <style:style style:name="Table16.A" style:family="table-column">
      <style:table-column-properties style:column-width="7.5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7.5in" fo:margin-left="0in" fo:margin-top="0in" fo:margin-bottom="0in" fo:break-before="auto" fo:break-after="auto" table:align="left"/>
    </style:style>
    <style:style style:name="Table17.A" style:family="table-column">
      <style:table-column-properties style:column-width="7.5in"/>
    </style:style>
    <style:style style:name="Table17.1" style:family="table-row">
      <style:table-row-properties style:min-row-height="0.3646in"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7.5in" fo:margin-left="0in" fo:margin-top="0in" fo:margin-bottom="0in" fo:break-before="auto" fo:break-after="auto" table:align="left"/>
    </style:style>
    <style:style style:name="Table18.A" style:family="table-column">
      <style:table-column-properties style:column-width="7.5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7.5in" fo:margin-left="0in" fo:margin-top="0in" fo:margin-bottom="0in" fo:break-before="auto" fo:break-after="auto" table:align="left"/>
    </style:style>
    <style:style style:name="Table19.A" style:family="table-column">
      <style:table-column-properties style:column-width="7.5in"/>
    </style:style>
    <style:style style:name="Table19.1" style:family="table-row">
      <style:table-row-properties style:min-row-height="0.3646in"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7.5in" fo:margin-left="0in" fo:margin-top="0in" fo:margin-bottom="0in" fo:break-before="auto" fo:break-after="auto" table:align="left"/>
    </style:style>
    <style:style style:name="Table20.A" style:family="table-column">
      <style:table-column-properties style:column-width="7.5in"/>
    </style:style>
    <style:style style:name="Table20.1" style:family="table-row">
      <style:table-row-properties style:min-row-height="0.3646in"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7.5in" fo:margin-left="0in" fo:margin-top="0in" fo:margin-bottom="0in" fo:break-before="auto" fo:break-after="auto" table:align="left"/>
    </style:style>
    <style:style style:name="Table21.A" style:family="table-column">
      <style:table-column-properties style:column-width="7.5in"/>
    </style:style>
    <style:style style:name="Table21.1" style:family="table-row">
      <style:table-row-properties style:min-row-height="0.3646in"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7.5in" fo:margin-left="0in" fo:margin-top="0in" fo:margin-bottom="0in" fo:break-before="auto" fo:break-after="auto" table:align="left"/>
    </style:style>
    <style:style style:name="Table22.A" style:family="table-column">
      <style:table-column-properties style:column-width="7.5in"/>
    </style:style>
    <style:style style:name="Table22.1" style:family="table-row">
      <style:table-row-properties style:min-row-height="0.3646in"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7.5in" fo:margin-left="0in" fo:margin-top="0in" fo:margin-bottom="0in" fo:break-before="auto" fo:break-after="auto" table:align="left"/>
    </style:style>
    <style:style style:name="Table23.A" style:family="table-column">
      <style:table-column-properties style:column-width="7.5in"/>
    </style:style>
    <style:style style:name="Table23.1" style:family="table-row">
      <style:table-row-properties style:min-row-height="0.3646in"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fo:break-before="auto" fo:break-after="auto" fo:padding="0in" fo:border="none" fo:keep-with-next="auto"/>
    </style:style>
    <style:style style:name="P2" style:family="paragraph" style:parent-style-name="Standard" style:master-page-name="Standard">
      <style:paragraph-properties fo:margin-left="0.4165in" fo:margin-right="0.5555in" fo:margin-top="0in" fo:margin-bottom="0in" loext:contextual-spacing="false" fo:line-height="100%" fo:text-align="start" style:justify-single-word="false" fo:keep-together="auto" fo:orphans="0" fo:widows="0" fo:text-indent="-0.4165in" style:auto-text-indent="false" style:page-number="1" fo:break-before="auto" fo:break-after="auto" fo:padding="0in" fo:border="none" fo:keep-with-next="auto">
        <style:tab-stops>
          <style:tab-stop style:position="0.25in"/>
        </style:tab-stops>
      </style:paragraph-properties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P9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/>
    </style:style>
    <style:style style:name="P10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auto" fo:break-after="auto">
        <style:tab-stops>
          <style:tab-stop style:position="0.25in"/>
        </style:tab-stops>
      </style:paragraph-properties>
    </style:style>
    <style:style style:name="P11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</style:style>
    <style:style style:name="P12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13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14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cc7a17" fo:font-size="12pt" style:font-size-asian="12pt" style:font-size-complex="12pt"/>
    </style:style>
    <style:style style:name="P15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  <style:text-properties fo:color="#384d54" fo:font-size="12pt" style:font-size-asian="12pt" style:font-size-complex="12pt"/>
    </style:style>
    <style:style style:name="P16" style:family="paragraph" style:parent-style-name="Standard">
      <style:paragraph-properties fo:margin-left="0.4165in" fo:margin-right="0.5555in" fo:margin-top="0in" fo:margin-bottom="0in" loext:contextual-spacing="false" fo:line-height="100%" fo:orphans="0" fo:widows="0" fo:text-indent="0in" style:auto-text-indent="false" fo:break-before="page">
        <style:tab-stops>
          <style:tab-stop style:position="0.25in"/>
        </style:tab-stops>
      </style:paragraph-properties>
    </style:style>
    <style:style style:name="P17" style:family="paragraph" style:parent-style-name="Standard" style:list-style-name="WWNum1">
      <style:paragraph-properties fo:margin-left="0.5in" fo:margin-right="0.0626in" fo:text-indent="-0.25in" style:auto-text-indent="false" fo:break-before="auto" fo:break-after="auto"/>
    </style:style>
    <style:style style:name="P18" style:family="paragraph" style:parent-style-name="Standard" style:list-style-name="WWNum1">
      <style:paragraph-properties fo:margin-left="0.5in" fo:margin-right="0.0626in" fo:text-indent="-0.25in" style:auto-text-indent="false"/>
    </style:style>
    <style:style style:name="P19" style:family="paragraph" style:parent-style-name="Standard">
      <style:paragraph-properties fo:margin-left="0in" fo:margin-right="0.0626in" fo:text-indent="0in" style:auto-text-indent="false"/>
    </style:style>
    <style:style style:name="P20" style:family="paragraph" style:parent-style-name="Standard">
      <style:paragraph-properties fo:margin-left="0in" fo:margin-right="0.0626in" fo:text-indent="0in" style:auto-text-indent="false"/>
      <style:text-properties fo:color="#666666" style:font-name="Calibri" fo:font-size="11pt" style:font-name-asian="Calibri1" style:font-size-asian="11pt" style:font-name-complex="Calibri1" style:font-size-complex="11pt"/>
    </style:style>
    <style:style style:name="P21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>
        <style:tab-stops>
          <style:tab-stop style:position="0.25in"/>
        </style:tab-stops>
      </style:paragraph-properties>
    </style:style>
    <style:style style:name="P22" style:family="paragraph" style:parent-style-name="Standard">
      <style:paragraph-properties fo:margin-left="0in" fo:margin-right="0.5555in" fo:margin-top="0in" fo:margin-bottom="0in" loext:contextual-spacing="false" fo:line-height="100%" fo:orphans="0" fo:widows="0" fo:text-indent="0in" style:auto-text-indent="false"/>
      <style:text-properties fo:color="#cc7a17" fo:font-size="12pt" style:font-size-asian="12pt" style:font-size-complex="12pt"/>
    </style:style>
    <style:style style:name="P23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db7ed" style:font-name="Arial" fo:font-size="11pt" style:font-name-asian="Arial1" style:font-size-asian="11pt" style:font-name-complex="Arial1" style:font-size-complex="11pt"/>
    </style:style>
    <style:style style:name="T2" style:family="text">
      <style:text-properties fo:color="#0db7ed" fo:font-size="20pt" fo:font-weight="normal" style:font-size-asian="20pt" style:font-weight-asian="normal" style:font-size-complex="20pt"/>
    </style:style>
    <style:style style:name="T3" style:family="text">
      <style:text-properties fo:color="#384d54" fo:font-size="12pt" style:font-size-asian="12pt" style:font-size-complex="12pt"/>
    </style:style>
    <style:style style:name="T4" style:family="text">
      <style:text-properties fo:color="#384d54" fo:font-size="9pt" style:font-size-asian="9pt" style:font-size-complex="9pt"/>
    </style:style>
    <style:style style:name="T5" style:family="text">
      <style:text-properties fo:font-variant="normal" fo:text-transform="none" fo:color="#384d54" style:text-line-through-style="none" style:text-line-through-type="none" style:text-position="0% 100%" style:font-name="Verdana" fo:font-size="12pt" fo:font-style="normal" style:text-underline-style="none" fo:font-weight="normal" style:font-name-asian="Verdana1" style:font-size-asian="12pt" style:font-style-asian="normal" style:font-weight-asian="normal" style:font-name-complex="Verdana1" style:font-size-complex="12pt"/>
    </style:style>
    <style:style style:name="T6" style:family="text">
      <style:text-properties fo:font-variant="normal" fo:text-transform="none" fo:color="#384d54" style:text-line-through-style="none" style:text-line-through-type="none" style:text-position="0% 100%" fo:font-size="9pt" fo:font-style="normal" style:text-underline-style="none" style:font-size-asian="9pt" style:font-style-asian="normal" style:font-size-complex="9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8" style:family="text">
      <style:text-properties fo:font-variant="normal" fo:text-transform="none" fo:color="#0db7ed" style:text-line-through-style="none" style:text-line-through-type="none" style:text-position="0% 100%" style:font-name="Verdana" fo:font-size="20pt" fo:font-style="normal" style:text-underline-style="none" fo:font-weight="normal" style:font-name-asian="Verdana1" style:font-size-asian="20pt" style:font-style-asian="normal" style:font-weight-asian="normal" style:font-name-complex="Verdana1" style:font-size-complex="20pt"/>
    </style:style>
    <style:style style:name="T9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0" style:family="text">
      <style:text-properties fo:color="#333333" style:font-name="Consolas" fo:background-color="#f8f8f8" loext:char-shading-value="0" style:font-name-asian="Consolas1" style:font-name-complex="Consolas1"/>
    </style:style>
    <style:style style:name="T11" style:family="text">
      <style:text-properties fo:color="#333333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2" style:family="text">
      <style:text-properties fo:color="#990000" style:font-name="Consolas" fo:font-weight="bold" fo:background-color="#f8f8f8" loext:char-shading-value="0" style:font-name-asian="Consolas1" style:font-weight-asian="bold" style:font-name-complex="Consolas1"/>
    </style:style>
    <style:style style:name="T13" style:family="text">
      <style:text-properties style:font-name="Calibri" style:font-name-asian="Calibri1" style:font-name-complex="Calibri1"/>
    </style:style>
    <style:style style:name="T14" style:family="text">
      <style:text-properties style:font-name="Arial" fo:font-size="11pt" style:font-name-asian="Arial1" style:font-size-asian="11pt" style:font-name-complex="Arial1" style:font-size-complex="11pt"/>
    </style:style>
    <style:style style:name="T15" style:family="text">
      <style:text-properties fo:color="#666666" style:font-name="Calibri" fo:font-size="11pt" style:font-name-asian="Calibri1" style:font-size-asian="11pt" style:font-name-complex="Calibri1" style:font-size-complex="11pt"/>
    </style:style>
    <style:style style:name="T16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17" style:family="text">
      <style:text-properties fo:color="#999988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18" style:family="text">
      <style:text-properties fo:color="#dd1144" style:font-name="Consolas" fo:font-weight="bold" fo:background-color="#f8f8f8" loext:char-shading-value="0" style:font-name-asian="Consolas1" style:font-weight-asian="bold" style:font-name-complex="Consolas1"/>
    </style:style>
    <style:style style:name="T19" style:family="text">
      <style:text-properties fo:color="#dd1144" style:font-name="Consolas" fo:background-color="#f8f8f8" loext:char-shading-value="0" style:font-name-asian="Consolas1" style:font-name-complex="Consolas1"/>
    </style:style>
    <style:style style:name="T20" style:family="text">
      <style:text-properties fo:color="#dd1144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T21" style:family="text">
      <style:text-properties fo:color="#cc7a17" fo:font-size="12pt" style:font-size-asian="12pt" style:font-size-complex="12pt"/>
    </style:style>
    <style:style style:name="T22" style:family="text">
      <style:text-properties fo:color="#cc7a17"/>
    </style:style>
    <style:style style:name="T23" style:family="text">
      <style:text-properties fo:color="#008080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008080" style:font-name="Consolas" fo:font-style="italic" fo:font-weight="bold" fo:background-color="#f8f8f8" loext:char-shading-value="0" style:font-name-asian="Consolas1" style:font-style-asian="italic" style:font-weight-asian="bold" style:font-name-complex="Consolas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.png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Funciones y sus parámetros</text:span></text:p>
      <text:p text:style-name="P1"><draw:rect text:anchor-type="as-char" style:rel-width="100%" draw:z-index="3" draw:style-name="gr1" draw:text-style-name="P24" svg:width="0.0012in" svg:height="0.0213in"><text:p/></draw:rect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><text:span text:style-name="T9">def</text:span><text:span text:style-name="T10"> </text:span><text:span text:style-name="T12">nombrefuncion</text:span><text:span text:style-name="T10">(parametro1,parametro2):</text:span></text:p>
          </table:table-cell>
        </table:table-row>
      </table:table>
      <text:p text:style-name="P10"><draw:frame draw:style-name="fr1" draw:name="Image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Declarar lista y diccionario</text:span></text:p>
      <text:p text:style-name="P9"><draw:rect text:anchor-type="as-char" style:rel-width="100%" draw:z-index="4" draw:style-name="gr1" draw:text-style-name="P24" svg:width="0.0012in" svg:height="0.0213in"><text:p/></draw:rect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10">lista=[]<text:line-break/>diccionario={}</text:span></text:p>
            <text:p text:style-name="P7"><text:span text:style-name="T10">tupla = (1, "Hello", 3.4)</text:span></text:p>
          </table:table-cell>
        </table:table-row>
      </table:table>
      <text:list xml:id="list3925595303" text:style-name="WWNum1">
        <text:list-item>
          <text:p text:style-name="P17"><text:span text:style-name="T15">Recordad que las tuplas son inmutables.</text:span></text:p>
        </text:list-item>
      </text:list>
      <text:p text:style-name="P10"><draw:frame draw:style-name="fr1" draw:name="Image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Añadir a una lista</text:span></text:p>
      <text:p text:style-name="P9"><draw:rect text:anchor-type="as-char" style:rel-width="100%" draw:z-index="5" draw:style-name="gr1" draw:text-style-name="P24" svg:width="0.0012in" svg:height="0.0213in"><text:p/></draw:rect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<text:span text:style-name="T10">lista.append(x) </text:span><text:span text:style-name="T16">#Al final</text:span><text:span text:style-name="T10"><text:line-break/>[x].append(lista) </text:span><text:span text:style-name="T16"># Al principio</text:span></text:p>
          </table:table-cell>
        </table:table-row>
      </table:table>
      <text:p text:style-name="P12"><draw:frame draw:style-name="fr1" draw:name="Image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Unir dos listas</text:span></text:p>
      <text:p text:style-name="P11"><draw:rect text:anchor-type="as-char" style:rel-width="100%" draw:z-index="6" draw:style-name="gr1" draw:text-style-name="P24" svg:width="0.0012in" svg:height="0.0213in"><text:p/></draw:rect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<text:span text:style-name="T9">from</text:span><text:span text:style-name="T10"> heapq </text:span><text:span text:style-name="T9">import</text:span><text:span text:style-name="T10"> merge<text:line-break/>nuevalista=merge(l1,l2)</text:span></text:p>
          </table:table-cell>
        </table:table-row>
      </table:table>
      <text:p text:style-name="P12"><draw:frame draw:style-name="fr1" draw:name="Image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Conjuntos</text:span></text:p>
      <text:p text:style-name="P11"><draw:rect text:anchor-type="as-char" style:rel-width="100%" draw:z-index="7" draw:style-name="gr1" draw:text-style-name="P24" svg:width="0.0012in" svg:height="0.0213in"><text:p/></draw:rect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<text:span text:style-name="T9">set(lista) </text:span><text:span text:style-name="T17">#Convertir lista a conjunto</text:span></text:p>
          </table:table-cell>
        </table:table-row>
      </table:table>
      <text:list xml:id="list81230567294441" text:continue-numbering="true" text:style-name="WWNum1">
        <text:list-item>
          <text:p text:style-name="P18"><text:span text:style-name="T15">Operaciones conjuntos Python 3: unión exclusiva con ^, unión normal con | y la intersección con &amp;..</text:span></text:p>
        </text:list-item>
      </text:list>
      <text:p text:style-name="P12"><draw:frame draw:style-name="fr1" draw:name="Image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Simple)</text:span></text:p>
      <text:p text:style-name="P11"><draw:rect text:anchor-type="as-char" style:rel-width="100%" draw:z-index="8" draw:style-name="gr1" draw:text-style-name="P24" svg:width="0.0012in" svg:height="0.0213in"><text:p/></draw:rect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><text:span text:style-name="T9">nombres.sort() </text:span><text:span text:style-name="T17">#Ascendente</text:span><text:span text:style-name="T9"><text:line-break/>nombres.sort(reverse=True) <text:s/></text:span><text:span text:style-name="T17">#Descendente</text:span></text:p>
          </table:table-cell>
        </table:table-row>
      </table:table>
      <text:p text:style-name="P12"><draw:frame draw:style-name="fr1" draw:name="Image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1"><text:s/></text:span><text:span text:style-name="T3">Ordenar una lista (Key value)</text:span></text:p>
      <text:p text:style-name="P11"><draw:rect text:anchor-type="as-char" style:rel-width="100%" draw:z-index="9" draw:style-name="gr1" draw:text-style-name="P24" svg:width="0.0012in" svg:height="0.0213in"><text:p/></draw:rect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"><text:span text:style-name="T9">my_alphabet = [</text:span><text:span text:style-name="T18">'a'</text:span><text:span text:style-name="T9">, </text:span><text:span text:style-name="T18">'b'</text:span><text:span text:style-name="T9">, </text:span><text:span text:style-name="T18">'c'</text:span><text:span text:style-name="T9">]<text:line-break/>def </text:span><text:span text:style-name="T12">custom_key</text:span><text:span text:style-name="T9">(word): </text:span><text:span text:style-name="T17"># Función que define un valor único a ordenar de cada elemento</text:span><text:span text:style-name="T9"><text:line-break/> <text:s text:c="2"/>numbers = []<text:line-break/> <text:s text:c="2"/>for letter in word:<text:line-break/> <text:s/><text:tab/>numbers.append(my_alphabet.index(letter))<text:line-break/> <text:s text:c="2"/>return numbers<text:line-break/>x=[</text:span><text:span text:style-name="T18">'cbaba'</text:span><text:span text:style-name="T9">, </text:span><text:span text:style-name="T18">'ababa'</text:span><text:span text:style-name="T9">, </text:span><text:span text:style-name="T18">'bbaa'</text:span><text:span text:style-name="T9">]<text:line-break/>x.sort(key=custom_key) </text:span><text:span text:style-name="T17">#Ordenamos indicando como tendremos valor usado al ordenar</text:span></text:p>
          </table:table-cell>
        </table:table-row>
      </table:table>
      <text:p text:style-name="P12"><text:span text:style-name="T1"><text:s/></text:span></text:p>
      <text:p text:style-name="P16"><draw:frame draw:style-name="fr1" draw:name="Image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ccionario ordenado</text:span></text:p>
      <text:p text:style-name="P11"><draw:rect text:anchor-type="as-char" style:rel-width="100%" draw:z-index="10" draw:style-name="gr1" draw:text-style-name="P24" svg:width="0.0012in" svg:height="0.0213in"><text:p/></draw:rect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9">from collections import OrderedDict<text:line-break/>from operator import itemgetter <text:s text:c="3"/><text:line-break/><text:line-break/>d = {</text:span><text:span text:style-name="T18">"aa"</text:span><text:span text:style-name="T9">: </text:span><text:span text:style-name="T23">3</text:span><text:span text:style-name="T9">, </text:span><text:span text:style-name="T18">"bb"</text:span><text:span text:style-name="T9">: </text:span><text:span text:style-name="T23">4</text:span><text:span text:style-name="T9">, </text:span><text:span text:style-name="T18">"cc"</text:span><text:span text:style-name="T9">: </text:span><text:span text:style-name="T23">2</text:span><text:span text:style-name="T9">, </text:span><text:span text:style-name="T18">"dd"</text:span><text:span text:style-name="T9">: </text:span><text:span text:style-name="T23">1</text:span><text:span text:style-name="T9">}<text:line-break/>print(OrderedDict(sorted(d.items(), itemgetter(</text:span><text:span text:style-name="T23">1</text:span><text:span text:style-name="T9">), True)))</text:span></text:p>
          </table:table-cell>
        </table:table-row>
      </table:table>
      <text:p text:style-name="P12"><draw:frame draw:style-name="fr1" draw:name="Image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nvertir a lista</text:span></text:p>
      <text:p text:style-name="P11"><draw:rect text:anchor-type="as-char" style:rel-width="100%" draw:z-index="11" draw:style-name="gr1" draw:text-style-name="P24" svg:width="0.0012in" svg:height="0.0213in"><text:p/></draw:rect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9">x=list(loquesea)</text:span></text:p>
          </table:table-cell>
        </table:table-row>
      </table:table>
      <text:p text:style-name="P12"><draw:frame draw:style-name="fr1" draw:name="Image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lista</text:span></text:p>
      <text:p text:style-name="P11"><draw:rect text:anchor-type="as-char" style:rel-width="100%" draw:z-index="12" draw:style-name="gr1" draw:text-style-name="P24" svg:width="0.0012in" svg:height="0.0213in"><text:p/></draw:rect>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"><text:span text:style-name="T9">from copy import copy, deepcopy<text:line-break/>p2 = deepcopy(p)<text:line-break/></text:span><text:span text:style-name="T17">#Otra forma <text:s/></text:span><text:span text:style-name="T9"><text:line-break/>p2=p[:]</text:span></text:p>
          </table:table-cell>
        </table:table-row>
      </table:table>
      <text:p text:style-name="P12"><draw:frame draw:style-name="fr1" draw:name="Image1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opiar diccionario</text:span></text:p>
      <text:p text:style-name="P11"><draw:rect text:anchor-type="as-char" style:rel-width="100%" draw:z-index="13" draw:style-name="gr1" draw:text-style-name="P24" svg:width="0.0012in" svg:height="0.0213in"><text:p/></draw:rect></text:p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7"><text:span text:style-name="T9">original = dict(a=</text:span><text:span text:style-name="T23">1</text:span><text:span text:style-name="T9">, b=</text:span><text:span text:style-name="T23">2</text:span><text:span text:style-name="T9">, c=dict(d=</text:span><text:span text:style-name="T23">4</text:span><text:span text:style-name="T9">, e=</text:span><text:span text:style-name="T23">5</text:span><text:span text:style-name="T9">))<text:line-break/>new = original.copy()</text:span></text:p>
          </table:table-cell>
        </table:table-row>
      </table:table>
      <text:p text:style-name="P12"><draw:frame draw:style-name="fr1" draw:name="Image1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liminar duplicados de una lista</text:span></text:p>
      <text:p text:style-name="P11"><draw:rect text:anchor-type="as-char" style:rel-width="100%" draw:z-index="14" draw:style-name="gr1" draw:text-style-name="P24" svg:width="0.0012in" svg:height="0.0213in"><text:p/></draw:rect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"><text:span text:style-name="T17">#Elimina entradas duplicadas de una lista</text:span><text:span text:style-name="T9"><text:line-break/>def </text:span><text:span text:style-name="T12">eliminarDuplicadosLista</text:span><text:span text:style-name="T9">(l):<text:line-break/><text:tab/>return list(set(l))</text:span></text:p>
          </table:table-cell>
        </table:table-row>
      </table:table>
      <text:p text:style-name="P12"><draw:frame draw:style-name="fr1" draw:name="Image12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Lista de rangos numéricos</text:span></text:p>
      <text:p text:style-name="P11"><draw:rect text:anchor-type="as-char" style:rel-width="100%" draw:z-index="15" draw:style-name="gr1" draw:text-style-name="P24" svg:width="0.0012in" svg:height="0.0213in"><text:p/></draw:rect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"><text:span text:style-name="T9">range(</text:span><text:span text:style-name="T23">0</text:span><text:span text:style-name="T9">, </text:span><text:span text:style-name="T23">10</text:span><text:span text:style-name="T9">,</text:span><text:span text:style-name="T23">1</text:span><text:span text:style-name="T9">)<text:line-break/>Me saca una lista con los números del </text:span><text:span text:style-name="T23">0</text:span><text:span text:style-name="T9"> al </text:span><text:span text:style-name="T23">9</text:span><text:span text:style-name="T9"> (</text:span><text:span text:style-name="T23">10</text:span><text:span text:style-name="T9"> no incluido) con incremento </text:span><text:span text:style-name="T23">1</text:span></text:p>
          </table:table-cell>
        </table:table-row>
      </table:table>
      <text:p text:style-name="P12"><draw:frame draw:style-name="fr1" draw:name="Image13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Rellenar con ceros</text:span></text:p>
      <text:p text:style-name="P11"><draw:rect text:anchor-type="as-char" style:rel-width="100%" draw:z-index="16" draw:style-name="gr1" draw:text-style-name="P24" svg:width="0.0012in" svg:height="0.0213in"><text:p/></draw:rect>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"><text:span text:style-name="T9">import numpy as np<text:line-break/>p = np.zeros((</text:span><text:span text:style-name="T23">2</text:span><text:span text:style-name="T9">,</text:span><text:span text:style-name="T23">1</text:span><text:span text:style-name="T9">))<text:line-break/></text:span><text:span text:style-name="T17"># Ceros en 2 filas y una columna</text:span><text:span text:style-name="T9"><text:line-break/>p([[ </text:span><text:span text:style-name="T23">0.</text:span><text:span text:style-name="T9">],[ </text:span><text:span text:style-name="T23">0.</text:span><text:span text:style-name="T9">]])</text:span></text:p>
          </table:table-cell>
        </table:table-row>
      </table:table>
      <text:p text:style-name="P20"/>
      <text:p text:style-name="P20"/>
      <text:p text:style-name="P20"/>
      <text:p text:style-name="P12"><draw:frame draw:style-name="fr1" draw:name="Image14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arámetros desde consola</text:span></text:p>
      <text:p text:style-name="P11"><draw:rect text:anchor-type="as-char" style:rel-width="100%" draw:z-index="17" draw:style-name="gr1" draw:text-style-name="P24" svg:width="0.0012in" svg:height="0.0213in"><text:p/></draw:rect>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"><text:span text:style-name="T9">import sys<text:line-break/>nombreMaximoAntiguo=sys.argv[</text:span><text:span text:style-name="T23">1</text:span><text:span text:style-name="T9">]</text:span></text:p>
          </table:table-cell>
        </table:table-row>
      </table:table>
      <text:p text:style-name="P14"/>
      <text:p text:style-name="P12"><draw:frame draw:style-name="fr1" draw:name="Image15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Split y map</text:span></text:p>
      <text:p text:style-name="P21"><draw:rect text:anchor-type="as-char" style:rel-width="100%" draw:z-index="18" draw:style-name="gr1" draw:text-style-name="P24" svg:width="0.0012in" svg:height="0.0213in"><text:p/></draw:rect></text:p>
      <text:p text:style-name="P15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"><text:span text:style-name="T10">R,C,L,H=map(int, input().split())<text:line-break/><text:line-break/></text:span><text:span text:style-name="T16">#Divide la entrada en tokens y la mapea a cada variable</text:span><text:span text:style-name="T10"><text:line-break/></text:span><text:span text:style-name="T9">for</text:span><text:span text:style-name="T10"> _ </text:span><text:span text:style-name="T9">in</text:span><text:span text:style-name="T10"> range(R):<text:line-break/><text:tab/>pizza.append(input())<text:line-break/></text:span><text:span text:style-name="T16">#Lee R filas completas (una string por fila)</text:span></text:p>
          </table:table-cell>
        </table:table-row>
      </table:table>
      <text:p text:style-name="P12"><draw:frame draw:style-name="fr1" draw:name="Image16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Números aleatorios</text:span></text:p>
      <text:p text:style-name="P11"><draw:rect text:anchor-type="as-char" style:rel-width="100%" draw:z-index="19" draw:style-name="gr1" draw:text-style-name="P24" svg:width="0.0012in" svg:height="0.0213in"><text:p/></draw:rect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"><text:span text:style-name="T9">import random<text:line-break/>x=random.randint(</text:span><text:span text:style-name="T23">0</text:span><text:span text:style-name="T9">,</text:span><text:span text:style-name="T23">10</text:span><text:span text:style-name="T9">) </text:span><text:span text:style-name="T17">#Numero entre 0 y 10 ambos incluidos</text:span><text:span text:style-name="T9"><text:line-break/>eje=random.sample(list1,</text:span><text:span text:style-name="T23">3</text:span><text:span text:style-name="T9">) </text:span><text:span text:style-name="T17">#3 ejemplos aleatorios de list1</text:span><text:span text:style-name="T9"><text:line-break/>random.shuffle(mylist) </text:span><text:span text:style-name="T17">#desordena la lista</text:span></text:p>
          </table:table-cell>
        </table:table-row>
      </table:table>
      <text:p text:style-name="P12"><draw:frame draw:style-name="fr1" draw:name="Image17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Expresiones regulares</text:span></text:p>
      <text:p text:style-name="P11"><draw:rect text:anchor-type="as-char" style:rel-width="100%" draw:z-index="20" draw:style-name="gr1" draw:text-style-name="P24" svg:width="0.0012in" svg:height="0.0213in"><text:p/></draw:rect></text:p>
      <text:p text:style-name="P13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"><text:span text:style-name="T10"># match → Comprueba que una cadena cumpla una expresión regular<text:line-break/># search → Busca primera ocurrencia de expresión regular, devuelve </text:span><text:span text:style-name="T9">None</text:span><text:span text:style-name="T10"> si no encuentra<text:line-break/># split → separa por expresión regular ; sub → sustituye la expresión regular<text:line-break/># “\” Señala una secuencia especial </text:span><text:span text:style-name="T19">"\d"</text:span><text:span text:style-name="T10"><text:line-break/># “.” Cualquier carácter (excepto salto de línea) </text:span><text:span text:style-name="T19">"he..o"</text:span><text:span text:style-name="T10"><text:line-break/># “^” Comienza con </text:span><text:span text:style-name="T19">"^hello"</text:span><text:span text:style-name="T10"><text:line-break/># “$” Acaba con </text:span><text:span text:style-name="T19">"world$"</text:span><text:span text:style-name="T10"><text:line-break/># “*” Cero o más ocurrencias </text:span><text:span text:style-name="T19">"aix*"</text:span><text:span text:style-name="T10"><text:line-break/># “+” Una o más ocurrencias </text:span><text:span text:style-name="T19">"aix+"</text:span><text:span text:style-name="T10"><text:line-break/># {} Exactamente el número especificado de ocurrencias </text:span><text:span text:style-name="T19">"al{2}"</text:span><text:span text:style-name="T10"><text:line-break/># | Uno u otro (exclusivo) </text:span><text:span text:style-name="T19">"falls|stays"</text:span><text:span text:style-name="T10"><text:line-break/># () Para agrupar</text:span></text:p>
          </table:table-cell>
        </table:table-row>
      </table:table>
      <text:p text:style-name="P22"/>
      <text:p text:style-name="P11"><text:span text:style-name="T21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"><text:span text:style-name="T9">import re<text:line-break/>s1=input()<text:line-break/>f(re.match(</text:span><text:span text:style-name="T18">"^[a-z][A-Z]*$"</text:span><text:span text:style-name="T9">,s1)): <text:s/></text:span><text:span text:style-name="T17"># Verdadero si empieza por minúscula y el resto son mayúsculas</text:span><text:span text:style-name="T9"><text:line-break/><text:tab/>print(s1[</text:span><text:span text:style-name="T23">0</text:span><text:span text:style-name="T9">].upper()+s1[</text:span><text:span text:style-name="T23">1</text:span><text:span text:style-name="T9">:].lower())<text:line-break/>elif(re.match(</text:span><text:span text:style-name="T18">"^[A-Z][A-Z]*$"</text:span><text:span text:style-name="T9">,s1)): </text:span><text:span text:style-name="T17"># Verdadero si <text:s/>son todo mayúsculas</text:span><text:span text:style-name="T9"><text:line-break/><text:tab/>print(s1.lower())</text:span></text:p>
          </table:table-cell>
        </table:table-row>
      </table:table>
      <text:p text:style-name="P14"/>
      <text:p text:style-name="P12"><draw:frame draw:style-name="fr1" draw:name="Image18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Cargar datos JSON</text:span></text:p>
      <text:p text:style-name="P11"><draw:rect text:anchor-type="as-char" style:rel-width="100%" draw:z-index="21" draw:style-name="gr1" draw:text-style-name="P24" svg:width="0.0012in" svg:height="0.0213in"><text:p/></draw:rect>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7"><text:span text:style-name="T9">import json<text:line-break/>import sys<text:line-break/>import os<text:line-break/>if os.path.isfile(nombreMaximoAntiguo+</text:span><text:span text:style-name="T18">'Precalculos.json'</text:span><text:span text:style-name="T9">):<text:line-break/><text:tab/>with open(nombreMaximoAntiguo+</text:span><text:span text:style-name="T18">'Precalculos.json'</text:span><text:span text:style-name="T9">) as data_file:<text:line-break/> <text:s text:c="3"/><text:tab/>dicYaSolucionados = json.load(data_file)¡<text:line-break/>Guardar datos en JSON<text:line-break/></text:span><text:span text:style-name="T17">#Finalmente guardamos el precalculo</text:span><text:span text:style-name="T9"><text:line-break/>with open(sys.argv[</text:span><text:span text:style-name="T23">1</text:span><text:span text:style-name="T9">]+</text:span><text:span text:style-name="T18">'Precalculos.json'</text:span><text:span text:style-name="T9">, </text:span><text:span text:style-name="T18">'w'</text:span><text:span text:style-name="T9">) as outfile:<text:line-break/><text:tab/>json.dump(dicYaSolucionados, outfile)</text:span></text:p>
          </table:table-cell>
        </table:table-row>
      </table:table>
      <text:p text:style-name="P20"/>
      <text:p text:style-name="P12"><draw:frame draw:style-name="fr1" draw:name="Image19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Funciones estadísticas Numpy</text:span></text:p>
      <text:p text:style-name="P11"><draw:rect text:anchor-type="as-char" style:rel-width="100%" draw:z-index="22" draw:style-name="gr1" draw:text-style-name="P24" svg:width="0.0012in" svg:height="0.0213in"><text:p/></draw:rect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"><text:span text:style-name="T9">import numpy as np<text:line-break/>print(</text:span><text:span text:style-name="T18">"Media de ingredientes "</text:span><text:span text:style-name="T9">+str(np.mean(ingredientePorCadaPizza)))<text:line-break/>print(</text:span><text:span text:style-name="T18">"-&gt; Desviación típica: "</text:span><text:span text:style-name="T9">+ str(np.std(ingredientePorCadaPizza)))<text:line-break/>print(</text:span><text:span text:style-name="T18">"-&gt; Percentil 25: "</text:span><text:span text:style-name="T9">+ str(np.percentile(ingredientePorCadaPizza, </text:span><text:span text:style-name="T23">25</text:span><text:span text:style-name="T9">)))<text:line-break/>print(</text:span><text:span text:style-name="T18">"-&gt; Perc 50 (Mediana): "</text:span><text:span text:style-name="T9">+ str(np.percentile(ingredientePorCadaPizza, </text:span><text:span text:style-name="T23">50</text:span><text:span text:style-name="T9">)))<text:line-break/>print(</text:span><text:span text:style-name="T18">"-&gt; Percentil 75: "</text:span><text:span text:style-name="T9">+ str(np.percentile(ingredientePorCadaPizza, </text:span><text:span text:style-name="T23">75</text:span><text:span text:style-name="T9">)))</text:span></text:p>
          </table:table-cell>
        </table:table-row>
      </table:table>
      <text:p text:style-name="P14"/>
      <text:p text:style-name="P12"><draw:frame draw:style-name="fr1" draw:name="Image20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Dibujado con GNUPlot</text:span></text:p>
      <text:p text:style-name="P11"><draw:rect text:anchor-type="as-char" style:rel-width="100%" draw:z-index="23" draw:style-name="gr1" draw:text-style-name="P24" svg:width="0.0012in" svg:height="0.0213in"><text:p/></draw:rect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"><text:span text:style-name="T9">import matplotlib.pyplot as plt<text:line-break/></text:span><text:span text:style-name="T17">#Imprimo histograma de cuantas v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Histograma aparición ingredientes en pizzas"</text:span><text:span text:style-name="T9">)<text:line-break/>plt.style.use(</text:span><text:span text:style-name="T18">'ggplot'</text:span><text:span text:style-name="T9">)<text:line-break/>plt.xlabel(</text:span><text:span text:style-name="T18">"Frecuencia ingrediente"</text:span><text:span text:style-name="T9">)<text:line-break/>plt.ylabel(</text:span><text:span text:style-name="T18">"Ingredientes con misma frecuencia"</text:span><text:span text:style-name="T9">)<text:line-break/>plt.hist(listaIngredientesOrdenadosSoloNumeros)<text:line-break/>plt.savefig(sys.argv[</text:span><text:span text:style-name="T23">1</text:span><text:span text:style-name="T9">]+</text:span><text:span text:style-name="T18">"-histograma.png"</text:span><text:span text:style-name="T9">)<text:line-break/></text:span><text:span text:style-name="T17">#Borramos lienzo</text:span><text:span text:style-name="T9"><text:line-break/>plt.clf()<text:line-break/><text:line-break/></text:span><text:span text:style-name="T17">#Dibujamos diagrama circular</text:span><text:span text:style-name="T9"><text:line-break/>plt.title(</text:span><text:span text:style-name="T18">"'"</text:span><text:span text:style-name="T9">+sys.argv[</text:span><text:span text:style-name="T23">1</text:span><text:span text:style-name="T9">]+</text:span><text:span text:style-name="T18">"' - Circular aparición ingredientes en pizzas"</text:span><text:span text:style-name="T9">)<text:line-break/>plt.pie(listaIngredientesOrdenadosSoloNumeros,autopct=</text:span><text:span text:style-name="T18">"%1.1f%%"</text:span><text:span text:style-name="T9">)<text:line-break/>plt.savefig(sys.argv[</text:span><text:span text:style-name="T23">1</text:span><text:span text:style-name="T9">]+</text:span><text:span text:style-name="T18">"-circulo.png"</text:span><text:span text:style-name="T9">)</text:span></text:p>
          </table:table-cell>
        </table:table-row>
      </table:table>
      <text:p text:style-name="P20"><text:soft-page-break/></text:p>
      <text:p text:style-name="P20"/>
      <text:p text:style-name="P20"/>
      <text:p text:style-name="P20"/>
      <text:p text:style-name="P12"><draw:frame draw:style-name="fr1" draw:name="Image21" text:anchor-type="as-char" svg:width="0.2083in" svg:height="0.2083in" draw:z-index="0"><draw:image xlink:href="Pictures/100002010000023500000235A81BB0B5E6501E18.png" xlink:type="simple" xlink:show="embed" xlink:actuate="onLoad" loext:mime-type="image/png"/></draw:frame><text:span text:style-name="T21"><text:s/></text:span><text:span text:style-name="T3">Permutaciones</text:span></text:p>
      <text:p text:style-name="P11"><draw:rect text:anchor-type="as-char" style:rel-width="100%" draw:z-index="24" draw:style-name="gr1" draw:text-style-name="P24" svg:width="0.0012in" svg:height="0.0213in"><text:p/></draw:rect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"><text:span text:style-name="T11">import itertools<text:line-break/><text:line-break/></text:span><text:span text:style-name="T17">#EJEMPLOS</text:span><text:span text:style-name="T11"><text:line-break/>itertools.product(</text:span><text:span text:style-name="T20">'ABCD'</text:span><text:span text:style-name="T11">, repeat=</text:span><text:span text:style-name="T24">2</text:span><text:span text:style-name="T11">)<text:line-break/></text:span><text:span text:style-name="T17"># AA AB AC AD BA BB BC BD CA CB CC CD DA DB DC DD</text:span><text:span text:style-name="T11"><text:line-break/></text:span><text:span text:style-name="T17"># product() p, q, ... [repeat=1]: cartesian product, equivalent to a nested for-loop</text:span><text:span text:style-name="T11"><text:line-break/><text:line-break/>itertools.permutations(</text:span><text:span text:style-name="T20">'ABCD'</text:span><text:span text:style-name="T11">, </text:span><text:span text:style-name="T24">2</text:span><text:span text:style-name="T11">)<text:line-break/></text:span><text:span text:style-name="T17"># AB AC AD BA BC BD CA CB CD DA DB DC</text:span><text:span text:style-name="T11"><text:line-break/></text:span><text:span text:style-name="T17"># permutations() p[, r]: r-length tuples, all possible orderings, no repeated elements</text:span><text:span text:style-name="T11"><text:line-break/><text:line-break/>itertools.combinations(</text:span><text:span text:style-name="T20">'ABCD'</text:span><text:span text:style-name="T11">, </text:span><text:span text:style-name="T24">2</text:span><text:span text:style-name="T11">)<text:line-break/></text:span><text:span text:style-name="T17"># AB AC AD BC BD CD</text:span><text:span text:style-name="T11"><text:line-break/>combinations() p, r: r-length tuples, in sorted order, no repeated elements<text:line-break/><text:line-break/><text:line-break/>itertools.combinations_with_replacement(</text:span><text:span text:style-name="T20">'ABCD'</text:span><text:span text:style-name="T11">, </text:span><text:span text:style-name="T24">2</text:span><text:span text:style-name="T11">)<text:line-break/></text:span><text:span text:style-name="T17"># AA AB AC AD BB BC BD CC CD DD</text:span><text:span text:style-name="T11"><text:line-break/></text:span><text:span text:style-name="T17"># combinations_with_replacement() p, r: r-length tuples, in sorted order, with repeated elements</text:span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0pt" fo:language="es" fo:country="none" style:letter-kerning="false" style:font-name-asian="Verdana1" style:font-size-asian="10pt" style:language-asian="zh" style:country-asian="CN" style:font-name-complex="Verdana1" style:font-size-complex="10pt" style:language-complex="hi" style:country-complex="IN" fo:background-color="#ffffff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626in" fo:margin-right="0.0626in" fo:margin-top="0.0626in" fo:margin-bottom="0.0626in" loext:contextual-spacing="false" fo:line-height="115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8pt" fo:font-style="normal" style:text-underline-style="none" fo:font-weight="bold" style:font-name-asian="Verdana1" style:font-family-asian="Verdana" style:font-family-generic-asian="system" style:font-pitch-asian="variable" style:font-size-asian="18pt" style:font-style-asian="normal" style:font-weight-asian="bold" style:font-name-complex="Verdana1" style:font-family-complex="Verdana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563in" fo:margin-bottom="0.1563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665in" fo:margin-bottom="0.166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772in" fo:margin-bottom="0.1772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25in" fo:margin-bottom="0.25in" loext:contextual-spacing="false" fo:line-height="115%" fo:text-align="start" style:justify-single-word="false" fo:keep-together="always" fo:text-indent="0in" style:auto-text-indent="false" fo:break-before="auto" fo:break-after="auto" fo:keep-with-next="always"/>
      <style:text-properties fo:color="#000000" style:text-line-through-style="none" style:text-line-through-type="none" style:text-position="0% 100%" style:font-name="Verdana" fo:font-family="Verdana" style:font-family-generic="roman" style:font-pitch="variable" fo:font-size="8pt" fo:font-style="normal" style:text-underline-style="none" fo:font-weight="bold" style:font-name-asian="Verdana1" style:font-family-asian="Verdana" style:font-family-generic-asian="system" style:font-pitch-asian="variable" style:font-size-asian="8pt" style:font-style-asian="normal" style:font-weight-asian="bold" style:font-name-complex="Verdana1" style:font-family-complex="Verdana" style:font-family-generic-complex="system" style:font-pitch-complex="variable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color="#384d54" fo:font-size="9pt" style:font-size-asian="9pt" style:font-size-complex="9pt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cc7a17" style:text-line-through-style="none" style:text-line-through-type="none" style:text-position="0% 100%" style:font-name="Verdana" fo:font-size="9pt" fo:font-style="normal" style:text-underline-style="none" fo:font-weight="normal" style:font-name-asian="Verdana1" style:font-size-asian="9pt" style:font-style-asian="normal" style:font-weight-asian="normal" style:font-name-complex="Verdana1" style:font-size-complex="9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P6" style:family="paragraph" style:parent-style-name="Standard">
      <style:paragraph-properties fo:margin-left="0in" fo:margin-right="0in" fo:margin-top="0in" fo:margin-bottom="0.139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MT1" style:family="text">
      <style:text-properties fo:color="#0db7ed" fo:font-size="20pt" fo:font-weight="normal" style:font-size-asian="20pt" style:font-weight-asian="normal" style:font-size-complex="20pt"/>
    </style:style>
    <style:style style:name="MT2" style:family="text">
      <style:text-properties fo:color="#384d54"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0626in" fo:margin-right="0.0626in" fo:margin-top="0.0626in" fo:margin-bottom="0.0626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039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2" text:anchor-type="as-char" svg:width="0.4319in" svg:height="0.4319in" draw:z-index="27"><draw:image xlink:href="Pictures/100002010000023500000235A81BB0B5E6501E18.png" xlink:type="simple" xlink:show="embed" xlink:actuate="onLoad" loext:mime-type="image/png"/></draw:frame><text:span text:style-name="MT1">Cheatsheet Python 3</text:span><draw:frame draw:style-name="Mfr2" draw:name="image2.png" text:anchor-type="char" svg:x="6.4898in" svg:y="0.3228in" svg:width="1.0091in" svg:height="0.3535in" draw:z-index="2"><draw:image xlink:href="Pictures/100002010000007600000029ABF5F7A91F7A9EF9.png" xlink:type="simple" xlink:show="embed" xlink:actuate="onLoad" loext:mime-type="image/png"/></draw:frame></text:p>
        <text:p text:style-name="MP2"/>
        <text:p text:style-name="MP3"><text:span text:style-name="MT2">Completa - Autor: Sergi García Barea</text:span></text:p>
        <text:p text:style-name="MP4"/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3" meta:image-count="24" meta:object-count="0" meta:page-count="3" meta:paragraph-count="74" meta:word-count="642" meta:character-count="5107" meta:non-whitespace-character-count="4455"/>
    <meta:generator>LibreOfficeDev/6.0.5.2$Linux_X86_64 LibreOffice_project/</meta:generator>
  </office:meta>
</office:document-meta>
</file>